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ato" svg:font-family="Lato, appleLogo,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0835in" style:contextual-spacing="false" fo:padding="0in" fo:border="none"/>
    </style:style>
    <style:style style:name="P2" style:family="paragraph" style:parent-style-name="Standard">
      <style:paragraph-properties fo:margin-left="0in" fo:margin-right="0in" fo:text-indent="-13.1339in" style:auto-text-indent="false" fo:padding="0in" fo:border="none"/>
    </style:style>
    <style:style style:name="P3" style:family="paragraph" style:parent-style-name="Standard">
      <style:paragraph-properties fo:margin-left="0in" fo:margin-right="0in" fo:margin-top="0in" fo:margin-bottom="0.0835in" style:contextual-spacing="false" fo:text-indent="-13.1339in" style:auto-text-indent="false" fo:padding="0in" fo:border="none"/>
      <style:text-properties officeooo:paragraph-rsid="00018445"/>
    </style:style>
    <style:style style:name="P4" style:family="paragraph" style:parent-style-name="Standard">
      <style:paragraph-properties fo:padding="0in" fo:border="none"/>
    </style:style>
    <style:style style:name="T1" style:family="text">
      <style:text-properties fo:font-style="italic"/>
    </style:style>
    <style:style style:name="T2" style:family="text">
      <style:text-properties fo:font-variant="normal" fo:text-transform="none" fo:color="#e0a729" style:text-line-through-style="none" fo:font-style="normal" style:text-underline-style="none" fo:font-weight="bold" style:text-blinking="false"/>
    </style:style>
    <style:style style:name="T3" style:family="text">
      <style:text-properties fo:font-variant="normal" fo:text-transform="none" fo:color="#3d3c40" style:font-name="Lato" fo:font-size="11.25pt" fo:letter-spacing="normal" fo:font-style="normal" fo:font-weight="normal"/>
    </style:style>
    <style:style style:name="T4" style:family="text">
      <style:text-properties fo:font-variant="normal" fo:text-transform="none" fo:color="#3d3c40" style:font-name="Lato" fo:font-size="11.25pt" fo:letter-spacing="normal" fo:font-style="normal" fo:font-weight="normal" officeooo:rsid="0003013d"/>
    </style:style>
    <style:style style:name="T5" style:family="text">
      <style:text-properties fo:font-variant="normal" fo:text-transform="none" fo:color="#3d3c40" style:font-name="Lato" fo:font-size="11.25pt" fo:letter-spacing="normal" fo:font-style="normal" fo:font-weight="normal" officeooo:rsid="00043f47"/>
    </style:style>
    <style:style style:name="T6" style:family="text">
      <style:text-properties fo:font-variant="normal" fo:text-transform="none" fo:color="#3d3c40" style:font-name="Lato" fo:font-size="11.25pt" fo:letter-spacing="normal" fo:font-style="normal" fo:font-weight="normal" officeooo:rsid="0004e073"/>
    </style:style>
    <style:style style:name="T7" style:family="text">
      <style:text-properties fo:font-variant="normal" fo:text-transform="none" fo:color="#3d3c40" style:font-name="Lato" fo:font-size="11.25pt" fo:letter-spacing="normal" fo:font-style="italic" fo:font-weight="normal"/>
    </style:style>
    <style:style style:name="T8" style:family="text">
      <style:text-properties fo:font-variant="normal" fo:text-transform="none" fo:color="#3d3c40" fo:letter-spacing="normal"/>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k ... he liked this combination:</text:p>
      <text:section text:style-name="Sect1" text:name="msg_1436256407_000441">
        <text:p text:style-name="P2"><text:span text:style-name="T1"><text:line-break/></text:span><text:a xlink:type="simple" xlink:href="https://instantestore.slack.com/team/terryong" office:target-frame-name="/team/terryong" xlink:show="replace"><text:span text:style-name="T2">terryong</text:span></text:a><text:span text:style-name="T1">[4:06 PM]</text:span>- fonts from Granify</text:p>
      </text:section>
      <text:section text:style-name="Sect1" text:name="msg_1436256416_000442">
        <text:p text:style-name="P2"><text:span text:style-name="T1"><text:line-break/></text:span><text:a xlink:type="simple" xlink:href="https://instantestore.slack.com/team/terryong" office:target-frame-name="/team/terryong" xlink:show="replace"><text:span text:style-name="T2">terryong</text:span></text:a><text:span text:style-name="T1">[4:06 PM]</text:span>- testimonial presentation from RocketFuel</text:p>
      </text:section>
      <text:section text:style-name="Sect1" text:name="msg_1436256424_000443">
        <text:p text:style-name="P2"><text:span text:style-name="T1"><text:line-break/></text:span><text:a xlink:type="simple" xlink:href="https://instantestore.slack.com/team/terryong" office:target-frame-name="/team/terryong" xlink:show="replace"><text:span text:style-name="T2">terryong</text:span></text:a><text:span text:style-name="T1">[4:07 PM]</text:span>- headline from PerfectAudience</text:p>
      </text:section>
      <text:section text:style-name="Sect1" text:name="msg_1436256431_000444">
        <text:p text:style-name="P2"><text:span text:style-name="T1"><text:line-break/></text:span><text:a xlink:type="simple" xlink:href="https://instantestore.slack.com/team/terryong" office:target-frame-name="/team/terryong" xlink:show="replace"><text:span text:style-name="T2">terryong</text:span></text:a><text:span text:style-name="T1">[4:07 PM]</text:span>- colour combination of AdRoll</text:p>
      </text:section>
      <text:section text:style-name="Sect1" text:name="msg_1436256436_000445">
        <text:p text:style-name="P2"><text:span text:style-name="T1"><text:line-break/></text:span><text:a xlink:type="simple" xlink:href="https://instantestore.slack.com/team/terryong" office:target-frame-name="/team/terryong" xlink:show="replace"><text:span text:style-name="T2">terryong</text:span></text:a><text:span text:style-name="T1">[4:07 PM]</text:span>AdRoll</text:p>
      </text:section>
      <text:section text:style-name="Sect1" text:name="msg_1436256441_000446">
        <text:p text:style-name="P2"><text:span text:style-name="T1"><text:line-break/></text:span><text:a xlink:type="simple" xlink:href="https://instantestore.slack.com/team/terryong" office:target-frame-name="/team/terryong" xlink:show="replace"><text:span text:style-name="T2">terryong</text:span></text:a><text:span text:style-name="T1">[4:07 PM]</text:span>he liked the Features from AdRoll</text:p>
      </text:section>
      <text:section text:style-name="Sect1" text:name="msg_1436256452_000447">
        <text:p text:style-name="P2"><text:span text:style-name="T1"><text:line-break/></text:span><text:a xlink:type="simple" xlink:href="https://instantestore.slack.com/team/terryong" office:target-frame-name="/team/terryong" xlink:show="replace"><text:span text:style-name="T2">terryong</text:span></text:a><text:span text:style-name="T1">[4:07 PM]</text:span>he liked the "graphics" (versus actual images)</text:p>
      </text:section>
      <text:section text:style-name="Sect1" text:name="msg_1436256454_000448">
        <text:p text:style-name="P2"><text:span text:style-name="T1"><text:line-break/></text:span><text:a xlink:type="simple" xlink:href="https://instantestore.slack.com/team/terryong" office:target-frame-name="/team/terryong" xlink:show="replace"><text:span text:style-name="T2">terryong</text:span></text:a><text:span text:style-name="T1">[4:07 PM]</text:span>from there</text:p>
      </text:section>
      <text:section text:style-name="Sect1" text:name="msg_1436256456_000449">
        <text:p text:style-name="P2"><text:span text:style-name="T1"><text:line-break/></text:span><text:a xlink:type="simple" xlink:href="https://instantestore.slack.com/team/terryong" office:target-frame-name="/team/terryong" xlink:show="replace"><text:span text:style-name="T2">terryong</text:span></text:a><text:span text:style-name="T1">[4:07 PM]</text:span>the use of colour</text:p>
      </text:section>
      <text:section text:style-name="Sect1" text:name="msg_1436256460_000450">
        <text:p text:style-name="P2"><text:span text:style-name="T1"><text:line-break/></text:span><text:a xlink:type="simple" xlink:href="https://instantestore.slack.com/team/terryong" office:target-frame-name="/team/terryong" xlink:show="replace"><text:span text:style-name="T2">terryong</text:span></text:a><text:span text:style-name="T1">[4:07 PM]</text:span>and the use of whitespace</text:p>
      </text:section>
      <text:section text:style-name="Sect1" text:name="msg_1436256462_000451">
        <text:p text:style-name="P2"><text:span text:style-name="T1"><text:line-break/></text:span><text:a xlink:type="simple" xlink:href="https://instantestore.slack.com/team/terryong" office:target-frame-name="/team/terryong" xlink:show="replace"><text:span text:style-name="T2">terryong</text:span></text:a><text:span text:style-name="T1">[4:07 PM]</text:span>from AdRoll</text:p>
      </text:section>
      <text:section text:style-name="Sect1" text:name="msg_1436256469_000452">
        <text:p text:style-name="P2"><text:span text:style-name="T1"><text:line-break/></text:span><text:a xlink:type="simple" xlink:href="https://instantestore.slack.com/team/terryong" office:target-frame-name="/team/terryong" xlink:show="replace"><text:span text:style-name="T2">terryong</text:span></text:a><text:span text:style-name="T1">[4:07 PM]</text:span>he also liked Simplifi's fonts and colours</text:p>
      </text:section>
      <text:section text:style-name="Sect1" text:name="msg_1436256481_000453">
        <text:p text:style-name="P2"><text:span text:style-name="T1"><text:line-break/></text:span><text:a xlink:type="simple" xlink:href="https://instantestore.slack.com/team/terryong" office:target-frame-name="/team/terryong" xlink:show="replace"><text:span text:style-name="T2">terryong</text:span></text:a><text:span text:style-name="T1">[4:08 PM]</text:span>AdRoll's fonts as well</text:p>
      </text:section>
      <text:section text:style-name="Sect1" text:name="msg_1436256488_000454">
        <text:p text:style-name="P2"><text:span text:style-name="T1"><text:line-break/></text:span><text:a xlink:type="simple" xlink:href="https://instantestore.slack.com/team/terryong" office:target-frame-name="/team/terryong" xlink:show="replace"><text:span text:style-name="T2">terryong</text:span></text:a><text:span text:style-name="T1">[4:08 PM]</text:span>---</text:p>
      </text:section>
      <text:section text:style-name="Sect1" text:name="msg_1436256490_000455">
        <text:p text:style-name="P2"><text:span text:style-name="T1"><text:line-break/></text:span><text:a xlink:type="simple" xlink:href="https://instantestore.slack.com/team/terryong" office:target-frame-name="/team/terryong" xlink:show="replace"><text:span text:style-name="T2">terryong</text:span></text:a><text:span text:style-name="T1">[4:08 PM]</text:span>he did NOT like:</text:p>
      </text:section>
      <text:section text:style-name="Sect1" text:name="msg_1436256501_000456">
        <text:p text:style-name="P2"><text:span text:style-name="T1"><text:line-break/></text:span><text:a xlink:type="simple" xlink:href="https://instantestore.slack.com/team/terryong" office:target-frame-name="/team/terryong" xlink:show="replace"><text:span text:style-name="T2">terryong</text:span></text:a><text:span text:style-name="T1">[4:08 PM]</text:span>Appier's look (old-school)</text:p>
      </text:section>
      <text:section text:style-name="Sect1" text:name="msg_1436256510_000457">
        <text:p text:style-name="P2"><text:span text:style-name="T1"><text:line-break/></text:span><text:a xlink:type="simple" xlink:href="https://instantestore.slack.com/team/terryong" office:target-frame-name="/team/terryong" xlink:show="replace"><text:span text:style-name="T2">terryong</text:span></text:a><text:span text:style-name="T1">[4:08 PM]</text:span>- slider (Appier as well)</text:p>
      </text:section>
      <text:section text:style-name="Sect1" text:name="msg_1436256519_000458">
        <text:p text:style-name="P2"><text:span text:style-name="T1"><text:line-break/></text:span><text:a xlink:type="simple" xlink:href="https://instantestore.slack.com/team/terryong" office:target-frame-name="/team/terryong" xlink:show="replace"><text:span text:style-name="T2">terryong</text:span></text:a><text:span text:style-name="T1">[4:08 PM]</text:span>- Chango's pictures</text:p>
      </text:section>
      <text:section text:style-name="Sect1" text:name="msg_1436256525_000459">
        <text:p text:style-name="P2"><text:span text:style-name="T1"><text:line-break/></text:span><text:a xlink:type="simple" xlink:href="https://instantestore.slack.com/team/terryong" office:target-frame-name="/team/terryong" xlink:show="replace"><text:span text:style-name="T2">terryong</text:span></text:a><text:span text:style-name="T1">[4:08 PM]</text:span>- Chango's non-clean site</text:p>
      </text:section>
      <text:section text:style-name="Sect1" text:name="msg_1436256530_000460">
        <text:p text:style-name="P2"><text:span text:style-name="T1"><text:line-break/></text:span><text:a xlink:type="simple" xlink:href="https://instantestore.slack.com/team/terryong" office:target-frame-name="/team/terryong" xlink:show="replace"><text:span text:style-name="T2">terryong</text:span></text:a><text:span text:style-name="T1">[4:08 PM]</text:span>- simplifi's headline</text:p>
      </text:section>
      <text:section text:style-name="Sect1" text:name="msg_1436256533_000461">
        <text:p text:style-name="P2"><text:span text:style-name="T1"><text:line-break/></text:span><text:a xlink:type="simple" xlink:href="https://instantestore.slack.com/team/terryong" office:target-frame-name="/team/terryong" xlink:show="replace"><text:span text:style-name="T2">terryong</text:span></text:a><text:span text:style-name="T1">[4:08 PM]</text:span>- simplifi's buttons</text:p>
      </text:section>
      <text:section text:style-name="Sect1" text:name="msg_1436256547_000462">
        <text:p text:style-name="P2"><text:span text:style-name="T1"><text:line-break/></text:span><text:a xlink:type="simple" xlink:href="https://instantestore.slack.com/team/terryong" office:target-frame-name="/team/terryong" xlink:show="replace"><text:span text:style-name="T2">terryong</text:span></text:a><text:span text:style-name="T1">[4:09 PM]</text:span>- AdRoll's scrolling logos</text:p>
      </text:section>
      <text:p text:style-name="Standard"/>
      <text:p text:style-name="Standard"/>
      <text:p text:style-name="Standard"/>
      <text:p text:style-name="P3"><text:soft-page-break/>Slide 3<text:line-break/><text:span text:style-name="T3">Slide 2</text:span><text:line-break/><text:span text:style-name="T3">=======</text:span><text:span text:style-name="T7"><text:line-break/></text:span><text:span text:style-name="T3">integrated with all major shopping cart solutions</text:span><text:span text:style-name="T7"><text:line-break/></text:span><text:span text:style-name="T3">Retaily is fully integrated with all major shopping cart providers, so </text:span><text:span text:style-name="T4">we</text:span><text:span text:style-name="T3"> will work with your store almost immediately once you've signed up. It'll take just a few minutes to get started, all you need to do is give us some quick details, approve Retaily with your store provider, and let us know how much you want to spend each week. Retaily will automatically generate your ads and bid for ads for you.</text:span><text:span text:style-name="T7"><text:line-break/></text:span><text:span text:style-name="T8">    </text:span><text:span text:style-name="T3">LEARN MORE    SIGN UP</text:span><text:span text:style-name="T7"><text:line-break/></text:span><text:span text:style-name="T3">programmatic buying</text:span><text:line-break/><text:span text:style-name="T8">    </text:span><text:line-break/><text:span text:style-name="T3">As visitors browse your store, our Retaily Determinat</text:span><text:span text:style-name="T5">or</text:span><text:span text:style-name="T3"> Tool (TM) is constantly adjusting each visitor's Buyer Intensity Value. The Determinat</text:span><text:span text:style-name="T5">or</text:span><text:span text:style-name="T3"> Tool constantly crunches a variety of different Buyer Intent signals with every action (or sometimes, non-action) that each visitor takes. Retaily </text:span><text:span text:style-name="T5">then calculates</text:span><text:span text:style-name="T3"> the Buyer Intensity Value to decide how much to bid for each visitor: if a visitor's BIV is high, this indicates that they're more likely to return to make a purchase, so Retaily bids more for that visitor.</text:span><text:line-break/><text:span text:style-name="T8">    </text:span><text:line-break/><text:span text:style-name="T3">It's not </text:span><text:span text:style-name="T6">merely</text:span><text:span text:style-name="T3"> enough to simply win a bid to show a visitor your ad, though. It's also crucial that we show the right message to the right person. Retaily goes beyond showing generic store branding ads, instead we use the information that we've collected on </text:span><text:span text:style-name="T6"><text:s/></text:span><text:span text:style-name="T3">visitor browsing to personalize tailored messages for each visitor. Each ad has a targeted message that is geared to entice the visitor to return to your site to complete their purchase. These could be urgency messages, discounts (if you've configured them), low stock messages, back-in-stock messages, or showing them similar products that they would </text:span><text:span text:style-name="T6">otherwise be</text:span><text:span text:style-name="T3"> interested in.</text:span><text:line-break/><text:span text:style-name="T8">    </text:span><text:line-break/><text:span text:style-name="T8">    </text:span><text:span text:style-name="T3">LEARN MORE    SIGN UP</text:span> =======<text:line-break/>dynamic remarketing banners<text:line-break/>    <text:line-break/>    Imagine having to create individual ads for each and every one of your products, with different messages, all with a variety of different dimensions. You don't need to worry about any of this with Retaily. Retaily dynamically generates all of your ads for you, based on our vast library of template designs. All of your ads are produced automatically, and the results are beautifully-crafted, with the personalized products, images and messages generated by our system.<text:span text:style-name="T1"><text:line-break/></text:span>    DOWNLOAD OUR WHITE PAPER<text:line-break/>     <text:line-break/>reports<text:line-break/>    <text:line-break/>    Retaily summarizes the essentials of your account in a snapshot that shows you your spending, click-throughs, and ROI. Our reports will also show you exactly how much we've bid on different ads, how many impressions each ad had, and the click through rate and performance of each ad. You'll be able to see exactly how your money is being spent, and how much money you're making from your Retaily investment.<text:line-break/>    <text:line-break/>    LEARN MORE</text:p>
      <text:section text:style-name="Sect1" text:name="msg_1436260571_000579">
        <text:p text:style-name="P2"><text:span text:style-name="T1"><text:line-break/></text:span><text:a xlink:type="simple" xlink:href="https://instantestore.slack.com/team/terryong" office:target-frame-name="/team/terryong" xlink:show="replace"><text:span text:style-name="T2">terryong</text:span></text:a><text:span text:style-name="T1">[5:16 PM]</text:span>Slide 4<text:line-break/>=======<text:line-break/>    See Retaily in action with our demo store. Browse the store like a regular visitor and see how the ads change to fit your browsing behaviour on the demo store.<text:line-break/><text:soft-page-break/>    <text:line-break/>    VIEW DEMO</text:p>
      </text:section>
      <text:section text:style-name="Sect1" text:name="msg_1436260572_000580">
        <text:p text:style-name="P4"><text:line-break/></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ato" svg:font-family="Lato, appleLogo,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7T16:09:32.35</meta:creation-date>
    <dc:date>2015-07-07T19:29:36.30</dc:date>
    <meta:editing-duration>PT49M9S</meta:editing-duration>
    <meta:editing-cycles>1</meta:editing-cycles>
    <meta:document-statistic meta:table-count="0" meta:image-count="0" meta:object-count="0" meta:page-count="3" meta:paragraph-count="26" meta:word-count="586" meta:character-count="3876" meta:non-whitespace-character-count="3211"/>
    <meta:generator>LibreOffice/4.0.4.2$Windows_x86 LibreOffice_project/9e9821abd0ffdbc09cd8c52eaa574fa09eb08f2</meta:generator>
  </office:meta>
</office:document-meta>
</file>